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ib</text:p>
          </table:table-cell>
          <table:table-cell/>
          <table:table-cell table:style-name="Default" office:value-type="string" calcext:value-type="string">
            <text:p>Marie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Moi</text:p>
          </table:table-cell>
          <table:table-cell table:style-name="Default" office:value-type="string" calcext:value-type="string">
            <text:p>Adrien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Pavel1</text:p>
          </table:table-cell>
          <table:table-cell office:value-type="string" calcext:value-type="string">
            <text:p>Pavel2</text:p>
          </table:table-cell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5.170464227345" calcext:value-type="float">
            <text:p>135.170464227345</text:p>
          </table:table-cell>
          <table:table-cell office:value-type="float" office:value="32.1860859561394" calcext:value-type="float">
            <text:p>32.1860859561394</text:p>
          </table:table-cell>
          <table:table-cell office:value-type="float" office:value="6.25650200418267" calcext:value-type="float">
            <text:p>6.25650200418267</text:p>
          </table:table-cell>
          <table:table-cell office:value-type="float" office:value="25.9207941496792" calcext:value-type="float">
            <text:p>25.9207941496792</text:p>
          </table:table-cell>
          <table:table-cell table:style-name="ce1" office:value-type="float" office:value="272.964898362977" calcext:value-type="float">
            <text:p>272.964898362977</text:p>
          </table:table-cell>
          <table:table-cell table:style-name="ce1" office:value-type="float" office:value="224.791783720887" calcext:value-type="float">
            <text:p>224.791783720887</text:p>
          </table:table-cell>
          <table:table-cell table:style-name="ce1" office:value-type="float" office:value="49.6994252222056" calcext:value-type="float">
            <text:p>49.6994252222056</text:p>
          </table:table-cell>
          <table:table-cell table:style-name="ce1" office:value-type="float" office:value="24.8476167853281" calcext:value-type="float">
            <text:p>24.8476167853281</text:p>
          </table:table-cell>
        </table:table-row>
        <table:table-row table:style-name="ro1">
          <table:table-cell office:value-type="string" calcext:value-type="string">
            <text:p>Fit actuel</text:p>
          </table:table-cell>
          <table:table-cell office:value-type="string" calcext:value-type="string">
            <text:p>MSEy</text:p>
          </table:table-cell>
          <table:table-cell office:value-type="float" office:value="132.343968020891" calcext:value-type="float">
            <text:p>132.343968020891</text:p>
          </table:table-cell>
          <table:table-cell office:value-type="float" office:value="80.134721041916" calcext:value-type="float">
            <text:p>80.134721041916</text:p>
          </table:table-cell>
          <table:table-cell office:value-type="float" office:value="2.6875983627286" calcext:value-type="float">
            <text:p>2.6875983627286</text:p>
          </table:table-cell>
          <table:table-cell office:value-type="float" office:value="80.8487057759043" calcext:value-type="float">
            <text:p>80.8487057759043</text:p>
          </table:table-cell>
          <table:table-cell table:style-name="ce1" office:value-type="float" office:value="154.09472398571" calcext:value-type="float">
            <text:p>154.09472398571</text:p>
          </table:table-cell>
          <table:table-cell table:style-name="ce1" office:value-type="float" office:value="134.260068069817" calcext:value-type="float">
            <text:p>134.260068069817</text:p>
          </table:table-cell>
          <table:table-cell table:style-name="ce1" office:value-type="float" office:value="80.6700772849202" calcext:value-type="float">
            <text:p>80.6700772849202</text:p>
          </table:table-cell>
          <table:table-cell table:style-name="ce1" office:value-type="float" office:value="26.1266951778924" calcext:value-type="float">
            <text:p>26.1266951778924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4.0812095139593" calcext:value-type="float">
            <text:p>14.0812095139593</text:p>
          </table:table-cell>
          <table:table-cell office:value-type="float" office:value="7.94960991106274" calcext:value-type="float">
            <text:p>7.94960991106274</text:p>
          </table:table-cell>
          <table:table-cell office:value-type="float" office:value="1.8783241798464" calcext:value-type="float">
            <text:p>1.8783241798464</text:p>
          </table:table-cell>
          <table:table-cell office:value-type="float" office:value="8.97831217447217" calcext:value-type="float">
            <text:p>8.97831217447217</text:p>
          </table:table-cell>
          <table:table-cell table:style-name="ce1" office:value-type="float" office:value="17.0200293347529" calcext:value-type="float">
            <text:p>17.0200293347529</text:p>
          </table:table-cell>
          <table:table-cell table:style-name="ce1" office:value-type="float" office:value="17.4594954781813" calcext:value-type="float">
            <text:p>17.4594954781813</text:p>
          </table:table-cell>
          <table:table-cell table:style-name="ce1" office:value-type="float" office:value="9.56952202063347" calcext:value-type="float">
            <text:p>9.56952202063347</text:p>
          </table:table-cell>
          <table:table-cell table:style-name="ce1" office:value-type="float" office:value="6.30574478026894" calcext:value-type="float">
            <text:p>6.30574478026894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5637899571801" calcext:value-type="float">
            <text:p>13.5637899571801</text:p>
          </table:table-cell>
          <table:table-cell office:value-type="float" office:value="6.9872731154452" calcext:value-type="float">
            <text:p>6.9872731154452</text:p>
          </table:table-cell>
          <table:table-cell office:value-type="float" office:value="0.937742500340046" calcext:value-type="float">
            <text:p>0.937742500340046</text:p>
          </table:table-cell>
          <table:table-cell office:value-type="float" office:value="7.97407086359282" calcext:value-type="float">
            <text:p>7.97407086359282</text:p>
          </table:table-cell>
          <table:table-cell table:style-name="ce1" office:value-type="float" office:value="14.7942001775145" calcext:value-type="float">
            <text:p>14.7942001775145</text:p>
          </table:table-cell>
          <table:table-cell table:style-name="ce1" office:value-type="float" office:value="16.9716727319098" calcext:value-type="float">
            <text:p>16.9716727319098</text:p>
          </table:table-cell>
          <table:table-cell table:style-name="ce1" office:value-type="float" office:value="8.39150216818664" calcext:value-type="float">
            <text:p>8.39150216818664</text:p>
          </table:table-cell>
          <table:table-cell table:style-name="ce1" office:value-type="float" office:value="5.22457353145439" calcext:value-type="float">
            <text:p>5.224573531454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3.670993097507" calcext:value-type="float">
            <text:p>133.670993097507</text:p>
          </table:table-cell>
          <table:table-cell office:value-type="float" office:value="32.0640141706377" calcext:value-type="float">
            <text:p>32.0640141706377</text:p>
          </table:table-cell>
          <table:table-cell office:value-type="float" office:value="3.6393435225812" calcext:value-type="float">
            <text:p>3.6393435225812</text:p>
          </table:table-cell>
          <table:table-cell office:value-type="float" office:value="25.7443822902266" calcext:value-type="float">
            <text:p>25.7443822902266</text:p>
          </table:table-cell>
          <table:table-cell table:style-name="ce1" office:value-type="float" office:value="248.234032251435" calcext:value-type="float">
            <text:p>248.234032251435</text:p>
          </table:table-cell>
          <table:table-cell table:style-name="ce1" office:value-type="float" office:value="211.160206107151" calcext:value-type="float">
            <text:p>211.160206107151</text:p>
          </table:table-cell>
          <table:table-cell table:style-name="ce1" office:value-type="float" office:value="36.16973710422" calcext:value-type="float">
            <text:p>36.16973710422</text:p>
          </table:table-cell>
          <table:table-cell table:style-name="ce1" office:value-type="float" office:value="23.633182859373" calcext:value-type="float">
            <text:p>23.633182859373</text:p>
          </table:table-cell>
        </table:table-row>
        <table:table-row table:style-name="ro1">
          <table:table-cell office:value-type="string" calcext:value-type="string">
            <text:p>Rigid global</text:p>
          </table:table-cell>
          <table:table-cell office:value-type="string" calcext:value-type="string">
            <text:p>MSEy</text:p>
          </table:table-cell>
          <table:table-cell office:value-type="float" office:value="108.819967893644" calcext:value-type="float">
            <text:p>108.819967893644</text:p>
          </table:table-cell>
          <table:table-cell office:value-type="float" office:value="44.1402908658901" calcext:value-type="float">
            <text:p>44.1402908658901</text:p>
          </table:table-cell>
          <table:table-cell office:value-type="float" office:value="1.67207296453952" calcext:value-type="float">
            <text:p>1.67207296453952</text:p>
          </table:table-cell>
          <table:table-cell office:value-type="float" office:value="71.432800300449" calcext:value-type="float">
            <text:p>71.432800300449</text:p>
          </table:table-cell>
          <table:table-cell table:style-name="ce1" office:value-type="float" office:value="46.6411167188118" calcext:value-type="float">
            <text:p>46.6411167188118</text:p>
          </table:table-cell>
          <table:table-cell table:style-name="ce1" office:value-type="float" office:value="131.506568373163" calcext:value-type="float">
            <text:p>131.506568373163</text:p>
          </table:table-cell>
          <table:table-cell table:style-name="ce1" office:value-type="float" office:value="61.7295473554496" calcext:value-type="float">
            <text:p>61.7295473554496</text:p>
          </table:table-cell>
          <table:table-cell table:style-name="ce1" office:value-type="float" office:value="17.0287486018187" calcext:value-type="float">
            <text:p>17.0287486018187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3.8526490217905" calcext:value-type="float">
            <text:p>13.8526490217905</text:p>
          </table:table-cell>
          <table:table-cell office:value-type="float" office:value="7.32848805678418" calcext:value-type="float">
            <text:p>7.32848805678418</text:p>
          </table:table-cell>
          <table:table-cell office:value-type="float" office:value="1.5092799534838" calcext:value-type="float">
            <text:p>1.5092799534838</text:p>
          </table:table-cell>
          <table:table-cell office:value-type="float" office:value="8.3782964002063" calcext:value-type="float">
            <text:p>8.3782964002063</text:p>
          </table:table-cell>
          <table:table-cell table:style-name="ce1" office:value-type="float" office:value="14.5301467543777" calcext:value-type="float">
            <text:p>14.5301467543777</text:p>
          </table:table-cell>
          <table:table-cell table:style-name="ce1" office:value-type="float" office:value="17.0331695470269" calcext:value-type="float">
            <text:p>17.0331695470269</text:p>
          </table:table-cell>
          <table:table-cell table:style-name="ce1" office:value-type="float" office:value="8.39029254131664" calcext:value-type="float">
            <text:p>8.39029254131664</text:p>
          </table:table-cell>
          <table:table-cell table:style-name="ce1" office:value-type="float" office:value="5.44222881052734" calcext:value-type="float">
            <text:p>5.44222881052734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504383081943" calcext:value-type="float">
            <text:p>13.504383081943</text:p>
          </table:table-cell>
          <table:table-cell office:value-type="float" office:value="6.79406856721258" calcext:value-type="float">
            <text:p>6.79406856721258</text:p>
          </table:table-cell>
          <table:table-cell office:value-type="float" office:value="0.837626765527946" calcext:value-type="float">
            <text:p>0.837626765527946</text:p>
          </table:table-cell>
          <table:table-cell office:value-type="float" office:value="7.84596430728525" calcext:value-type="float">
            <text:p>7.84596430728525</text:p>
          </table:table-cell>
          <table:table-cell table:style-name="ce1" office:value-type="float" office:value="13.0704810617691" calcext:value-type="float">
            <text:p>13.0704810617691</text:p>
          </table:table-cell>
          <table:table-cell table:style-name="ce1" office:value-type="float" office:value="16.9230109995889" calcext:value-type="float">
            <text:p>16.9230109995889</text:p>
          </table:table-cell>
          <table:table-cell table:style-name="ce1" office:value-type="float" office:value="7.28843351729119" calcext:value-type="float">
            <text:p>7.28843351729119</text:p>
          </table:table-cell>
          <table:table-cell table:style-name="ce1" office:value-type="float" office:value="4.24184867109806" calcext:value-type="float">
            <text:p>4.241848671098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3.670993050498" calcext:value-type="float">
            <text:p>133.670993050498</text:p>
          </table:table-cell>
          <table:table-cell office:value-type="float" office:value="32.0640141903286" calcext:value-type="float">
            <text:p>32.0640141903286</text:p>
          </table:table-cell>
          <table:table-cell office:value-type="float" office:value="3.63934351659647" calcext:value-type="float">
            <text:p>3.63934351659647</text:p>
          </table:table-cell>
          <table:table-cell office:value-type="float" office:value="25.7443822088241" calcext:value-type="float">
            <text:p>25.7443822088241</text:p>
          </table:table-cell>
          <table:table-cell table:style-name="ce1" office:value-type="float" office:value="248.234033153862" calcext:value-type="float">
            <text:p>248.234033153862</text:p>
          </table:table-cell>
          <table:table-cell table:style-name="ce1" office:value-type="float" office:value="210.992339235122" calcext:value-type="float">
            <text:p>210.992339235122</text:p>
          </table:table-cell>
          <table:table-cell table:style-name="ce1" office:value-type="float" office:value="36.1697371721529" calcext:value-type="float">
            <text:p>36.1697371721529</text:p>
          </table:table-cell>
          <table:table-cell table:style-name="ce1" office:value-type="float" office:value="23.6331828508627" calcext:value-type="float">
            <text:p>23.6331828508627</text:p>
          </table:table-cell>
        </table:table-row>
        <table:table-row table:style-name="ro1">
          <table:table-cell office:value-type="string" calcext:value-type="string">
            <text:p>Rigid +shear global</text:p>
          </table:table-cell>
          <table:table-cell office:value-type="string" calcext:value-type="string">
            <text:p>MSEy</text:p>
          </table:table-cell>
          <table:table-cell office:value-type="float" office:value="109.951613094532" calcext:value-type="float">
            <text:p>109.951613094532</text:p>
          </table:table-cell>
          <table:table-cell office:value-type="float" office:value="48.448238552653" calcext:value-type="float">
            <text:p>48.448238552653</text:p>
          </table:table-cell>
          <table:table-cell office:value-type="float" office:value="1.66710611081321" calcext:value-type="float">
            <text:p>1.66710611081321</text:p>
          </table:table-cell>
          <table:table-cell office:value-type="float" office:value="71.4328012248836" calcext:value-type="float">
            <text:p>71.4328012248836</text:p>
          </table:table-cell>
          <table:table-cell table:style-name="ce1" office:value-type="float" office:value="46.6411167203275" calcext:value-type="float">
            <text:p>46.6411167203275</text:p>
          </table:table-cell>
          <table:table-cell table:style-name="ce1" office:value-type="float" office:value="131.506569099205" calcext:value-type="float">
            <text:p>131.506569099205</text:p>
          </table:table-cell>
          <table:table-cell table:style-name="ce1" office:value-type="float" office:value="49.1260953287057" calcext:value-type="float">
            <text:p>49.1260953287057</text:p>
          </table:table-cell>
          <table:table-cell table:style-name="ce1" office:value-type="float" office:value="11.8553816046568" calcext:value-type="float">
            <text:p>11.8553816046568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3.8912894106611" calcext:value-type="float">
            <text:p>13.8912894106611</text:p>
          </table:table-cell>
          <table:table-cell office:value-type="float" office:value="7.74857442120116" calcext:value-type="float">
            <text:p>7.74857442120116</text:p>
          </table:table-cell>
          <table:table-cell office:value-type="float" office:value="1.50921804802606" calcext:value-type="float">
            <text:p>1.50921804802606</text:p>
          </table:table-cell>
          <table:table-cell office:value-type="float" office:value="8.37828682228448" calcext:value-type="float">
            <text:p>8.37828682228448</text:p>
          </table:table-cell>
          <table:table-cell table:style-name="ce1" office:value-type="float" office:value="14.5300457122833" calcext:value-type="float">
            <text:p>14.5300457122833</text:p>
          </table:table-cell>
          <table:table-cell table:style-name="ce1" office:value-type="float" office:value="17.0261725496369" calcext:value-type="float">
            <text:p>17.0261725496369</text:p>
          </table:table-cell>
          <table:table-cell table:style-name="ce1" office:value-type="float" office:value="8.00342759889123" calcext:value-type="float">
            <text:p>8.00342759889123</text:p>
          </table:table-cell>
          <table:table-cell table:style-name="ce1" office:value-type="float" office:value="4.666538865099" calcext:value-type="float">
            <text:p>4.666538865099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6195717229689" calcext:value-type="float">
            <text:p>13.6195717229689</text:p>
          </table:table-cell>
          <table:table-cell office:value-type="float" office:value="7.30100746947278" calcext:value-type="float">
            <text:p>7.30100746947278</text:p>
          </table:table-cell>
          <table:table-cell office:value-type="float" office:value="0.842776488362789" calcext:value-type="float">
            <text:p>0.842776488362789</text:p>
          </table:table-cell>
          <table:table-cell office:value-type="float" office:value="7.84564009120629" calcext:value-type="float">
            <text:p>7.84564009120629</text:p>
          </table:table-cell>
          <table:table-cell table:style-name="ce1" office:value-type="float" office:value="13.07022388747" calcext:value-type="float">
            <text:p>13.07022388747</text:p>
          </table:table-cell>
          <table:table-cell table:style-name="ce1" office:value-type="float" office:value="16.9121389784085" calcext:value-type="float">
            <text:p>16.9121389784085</text:p>
          </table:table-cell>
          <table:table-cell table:style-name="ce1" office:value-type="float" office:value="7.49398762164336" calcext:value-type="float">
            <text:p>7.49398762164336</text:p>
          </table:table-cell>
          <table:table-cell table:style-name="ce1" office:value-type="float" office:value="3.51800764038291" calcext:value-type="float">
            <text:p>3.51800764038291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table:style-name="Default" office:value-type="float" office:value="133.2877" calcext:value-type="float">
            <text:p>133.2877</text:p>
          </table:table-cell>
          <table:table-cell office:value-type="float" office:value="31.3008548648783" calcext:value-type="float">
            <text:p>31.3008548648783</text:p>
          </table:table-cell>
          <table:table-cell office:value-type="float" office:value="3.2989283127954" calcext:value-type="float">
            <text:p>3.298928312795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igid left right</text:p>
          </table:table-cell>
          <table:table-cell office:value-type="string" calcext:value-type="string">
            <text:p>MSEy</text:p>
          </table:table-cell>
          <table:table-cell table:style-name="Default" office:value-type="float" office:value="110.0861" calcext:value-type="float">
            <text:p>110.0861</text:p>
          </table:table-cell>
          <table:table-cell office:value-type="float" office:value="43.1403685142641" calcext:value-type="float">
            <text:p>43.1403685142641</text:p>
          </table:table-cell>
          <table:table-cell office:value-type="float" office:value="1.03260227648969" calcext:value-type="float">
            <text:p>1.0326022764896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table:style-name="Default" office:value-type="float" office:value="132.6829" calcext:value-type="float">
            <text:p>132.6829</text:p>
          </table:table-cell>
          <table:table-cell office:value-type="float" office:value="31.4579072616486" calcext:value-type="float">
            <text:p>31.4579072616486</text:p>
          </table:table-cell>
          <table:table-cell office:value-type="float" office:value="3.63934352130245" calcext:value-type="float">
            <text:p>3.6393435213024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igid up down</text:p>
          </table:table-cell>
          <table:table-cell office:value-type="string" calcext:value-type="string">
            <text:p>MSEy</text:p>
          </table:table-cell>
          <table:table-cell table:style-name="Default" office:value-type="float" office:value="110.2862" calcext:value-type="float">
            <text:p>110.2862</text:p>
          </table:table-cell>
          <table:table-cell office:value-type="float" office:value="38.3877206504371" calcext:value-type="float">
            <text:p>38.3877206504371</text:p>
          </table:table-cell>
          <table:table-cell office:value-type="float" office:value="1.67207296448815" calcext:value-type="float">
            <text:p>1.6720729644881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igid 4 quarter</text:p>
          </table:table-cell>
          <table:table-cell office:value-type="string" calcext:value-type="string">
            <text:p>MSEy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38:28.920000000</meta:creation-date>
    <dc:date>2018-03-07T17:16:26.641000000</dc:date>
    <meta:editing-duration>PT2H6M13S</meta:editing-duration>
    <meta:editing-cycles>19</meta:editing-cycles>
    <meta:generator>LibreOffice/5.4.4.2$Windows_X86_64 LibreOffice_project/2524958677847fb3bb44820e40380acbe820f960</meta:generator>
    <meta:document-statistic meta:table-count="1" meta:cell-count="147" meta:object-count="0"/>
  </office:meta>
</office:document-meta>
</file>